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Heading_20_1">
      <style:paragraph-properties fo:text-align="center" fo:margin-bottom="0.494cm"/>
    </style:style>
    <style:style style:name="T1_1" style:family="text" style:parent-style-name="Default_20_Paragraph_20_Font">
      <style:text-properties fo:font-size="18pt"/>
    </style:style>
    <style:style style:name="T1_2" style:family="text" style:parent-style-name="Default_20_Paragraph_20_Font"/>
    <style:style style:name="P2" style:family="paragraph" style:parent-style-name="Heading_20_3">
      <style:paragraph-properties fo:text-align="left" fo:margin-bottom="0.494cm"/>
    </style:style>
    <style:style style:name="T2_1" style:family="text" style:parent-style-name="Default_20_Paragraph_20_Font">
      <style:text-properties fo:font-size="12pt"/>
    </style:style>
    <style:style style:name="T2_2" style:family="text" style:parent-style-name="Default_20_Paragraph_20_Font"/>
    <style:style style:name="P3" style:family="paragraph" style:parent-style-name="Heading_20_4">
      <style:paragraph-properties fo:text-align="left" fo:margin-bottom="0.494cm"/>
    </style:style>
    <style:style style:name="T3_1" style:family="text" style:parent-style-name="Default_20_Paragraph_20_Font">
      <style:text-properties fo:font-size="10pt"/>
    </style:style>
    <style:style style:name="T3_2" style:family="text" style:parent-style-name="Default_20_Paragraph_20_Font"/>
    <style:style style:name="P4" style:family="paragraph" style:parent-style-name="Div">
      <style:paragraph-properties fo:text-align="left" fo:margin-bottom="0.494cm"/>
    </style:style>
    <style:style style:name="T4_1" style:family="text" style:parent-style-name="Default_20_Paragraph_20_Font">
      <style:text-properties fo:font-size="10pt"/>
    </style:style>
    <style:style style:name="T4_2" style:family="text" style:parent-style-name="Default_20_Paragraph_20_Font"/>
    <style:style style:name="P5" style:family="paragraph" style:parent-style-name="Div">
      <style:paragraph-properties fo:text-align="left" fo:margin-bottom="0.494cm"/>
    </style:style>
    <style:style style:name="T5_1" style:family="text" style:parent-style-name="Default_20_Paragraph_20_Font">
      <style:text-properties fo:font-size="10pt"/>
    </style:style>
    <style:style style:name="T5_2" style:family="text" style:parent-style-name="Default_20_Paragraph_20_Font"/>
    <style:style style:name="P6" style:family="paragraph" style:parent-style-name="Heading_20_3">
      <style:paragraph-properties fo:text-align="left" fo:margin-bottom="0.494cm"/>
    </style:style>
    <style:style style:name="T6_1" style:family="text" style:parent-style-name="Default_20_Paragraph_20_Font">
      <style:text-properties fo:font-size="12pt"/>
    </style:style>
    <style:style style:name="T6_2" style:family="text" style:parent-style-name="Default_20_Paragraph_20_Font"/>
    <style:style style:name="P7" style:family="paragraph" style:parent-style-name="Div">
      <style:paragraph-properties fo:text-align="left" fo:margin-bottom="0.494cm"/>
    </style:style>
    <style:style style:name="T7_1" style:family="text" style:parent-style-name="Default_20_Paragraph_20_Font"/>
    <style:style style:name="P8" style:family="paragraph" style:parent-style-name="Div">
      <style:paragraph-properties fo:text-align="left" fo:margin-bottom="0.494cm"/>
    </style:style>
    <style:style style:name="T8_1" style:family="text" style:parent-style-name="Default_20_Paragraph_20_Font"/>
    <style:style style:name="P9" style:family="paragraph" style:parent-style-name="Div">
      <style:paragraph-properties fo:text-align="left"/>
    </style:style>
    <style:style style:name="T9_1" style:family="text" style:parent-style-name="Default_20_Paragraph_20_Font"/>
  </office:automatic-styles>
  <office:body>
    <office:text>
      <text:h text:style-name="P1" text:outline-level="1"><text:span text:style-name="T1_1">Implementation</text:span><text:span text:style-name="T1_2"><text:s/></text:span></text:h>
      <text:h text:style-name="P2" text:outline-level="3"><text:span text:style-name="T2_1">Algorithm<text:s/>subsystem</text:span><text:span text:style-name="T2_2"><text:s/></text:span></text:h>
      <text:h text:style-name="P3" text:outline-level="4"><text:bookmark-start text:name="Show_list_of_algorithms_implementation"/><text:bookmark-end text:name="Show_list_of_algorithms_implementation"/><text:span text:style-name="T3_1">Show<text:s/>list<text:s/>of<text:s/>algorithms</text:span><text:span text:style-name="T3_2"><text:s/></text:span></text:h>
      <text:p text:style-name="P4"><text:span text:style-name="T4_1">We<text:s/>have<text:s/>a<text:s/>Globlal<text:s/>array<text:s/>variable<text:s/>called<text:s/>listalgorithms.<text:s/>This<text:s/>variable<text:s/>contains<text:s/>every<text:s/>public<text:s/>algorithm.<text:s/>When<text:s/>someone<text:s/>upload<text:s/>an<text:s/>new<text:s/>algorithm<text:s/>like<text:s/>public<text:s/>algorithm,<text:s/>the<text:s/>name<text:s/>will<text:s/>be<text:s/>added<text:s/>to<text:s/>this<text:s/>variable.<text:s/>So<text:s/>all<text:s/>public<text:s/>algorithms<text:s/>will<text:s/>be<text:s/>in<text:s/>this<text:s/>variable.</text:span><text:span text:style-name="T4_2"><text:s/></text:span></text:p>
      <text:p text:style-name="P5"><text:span text:style-name="T5_1">The<text:s/>request<text:s/>of<text:s/>the<text:s/>list<text:s/>has<text:s/>to<text:s/>show<text:s/>all<text:s/>public<text:s/>algorithms<text:s/>that<text:s/>are<text:s/>contain<text:s/>in<text:s/>listalgorithms<text:s/>an<text:s/>all<text:s/>algorithms<text:s/>that<text:s/>are<text:s/>in<text:s/>the<text:s/>list<text:s/>included<text:s/>of<text:s/>the<text:s/>Instance<text:s/>of<text:s/>the<text:s/>user<text:s/>(algorithms:array).<text:s/>The<text:s/>algorithms<text:s/>variable<text:s/>of<text:s/>user<text:s/>will<text:s/>contains<text:s/>every<text:s/>algorithm<text:s/>from<text:s/>the<text:s/>user.<text:s/>It<text:s/>doesn't<text:s/>matter<text:s/>if<text:s/>it<text:s/>is<text:s/>private<text:s/>or<text:s/>public,<text:s/>the<text:s/>user<text:s/>will<text:s/>can<text:s/>use<text:s/>it.<text:s/>The<text:s/>total<text:s/>list<text:s/>are<text:s/>(Global<text:s/>variable<text:s/>"listalgorithms")+<text:s/>(User<text:s/>variable<text:s/>"algorithms").</text:span><text:span text:style-name="T5_2"><text:s/></text:span></text:p>
      <text:h text:style-name="P6" text:outline-level="3"><text:span text:style-name="T6_1">Datasets<text:s/>subsystem</text:span><text:span text:style-name="T6_2"><text:s/></text:span></text:h>
      <text:p text:style-name="P7"><text:span text:style-name="T7_1">Types<text:s/></text:span></text:p>
      <text:p text:style-name="P8"><text:span text:style-name="T8_1">Uploading<text:s/></text:span></text:p>
      <text:p text:style-name="P9"><text:span text:style-name="T9_1">Rates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Implementation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